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TitleStyle">Complete Observability System (Metrics, Logs &amp; Traces) – Docker Compose</text:p>
      <text:p text:style-name="SubStyle">Tools: Prometheus • Grafana • Loki • Promtail • Jaeger | Sample App: Node.js | Deployment: Docker Compose</text:p>
      <text:p text:style-name="HeadingStyle">1. Objective</text:p>
      <text:p text:style-name="ParaStyle">To build an end-to-end observability environment for a containerized web application, covering Metrics, Logs, and Distributed Tracing using industry tools. The project runs locally via Docker Compose and demonstrates real DevOps/SRE monitoring workflow.</text:p>
      <text:p text:style-name="HeadingStyle">2. Technology Stack</text:p>
      <text:p text:style-name="ParaStyle">• Prometheus – scrapes and stores time-series metrics from the application (/metrics).</text:p>
      <text:p text:style-name="ParaStyle">• Grafana – dashboards and visualization for metrics and logs.</text:p>
      <text:p text:style-name="ParaStyle">• Loki – centralized log aggregation backend.</text:p>
      <text:p text:style-name="ParaStyle">• Promtail – log shipping agent (reads Docker container logs → sends to Loki).</text:p>
      <text:p text:style-name="ParaStyle">• Jaeger – distributed tracing UI and trace storage (all-in-one).</text:p>
      <text:p text:style-name="ParaStyle">• Docker Compose – orchestrates all services together.</text:p>
      <text:p text:style-name="HeadingStyle">3. High-Level Architecture</text:p>
      <text:p text:style-name="ParaStyle">Sample App exposes metrics and writes logs to stdout. Prometheus scrapes the app metrics endpoint. Promtail reads container logs and pushes them to Loki. Jaeger collects traces generated by the app. Grafana acts as a single pane of glass for Metrics (Prometheus) and Logs (Loki).</text:p>
      <text:p text:style-name="HeadingStyle">4. Project Folder Structure</text:p>
      <text:p text:style-name="ParaStyle">observability-project/</text:p>
      <text:p text:style-name="ParaStyle">  ├── app/ (Dockerfile, package.json, server.js)</text:p>
      <text:p text:style-name="ParaStyle">  ├── prometheus/ (prometheus.yml)</text:p>
      <text:p text:style-name="ParaStyle">  ├── promtail/ (promtail-config.yml)</text:p>
      <text:p text:style-name="ParaStyle">  └── docker-compose.yml</text:p>
      <text:p text:style-name="HeadingStyle">5. Implementation Summary</text:p>
      <text:p text:style-name="ParaStyle">1) Created Docker Compose file for Grafana, Prometheus, Loki, Promtail, Jaeger and the sample app.</text:p>
      <text:p text:style-name="ParaStyle">2) Configured Prometheus scrape job to collect app metrics from http://app:3000/metrics.</text:p>
      <text:p text:style-name="ParaStyle">3) Configured Promtail to collect Docker container logs and push them to Loki.</text:p>
      <text:p text:style-name="ParaStyle">4) Started the full stack using: docker compose up --build.</text:p>
      <text:p text:style-name="ParaStyle">5) Added Prometheus and Loki as Grafana data sources and validated connectivity using Save &amp; Test.</text:p>
      <text:p text:style-name="ParaStyle">6) Built a Grafana dashboard using the metric http_requests_total and generated traffic to verify real-time changes.</text:p>
      <text:p text:style-name="ParaStyle">7) Verified logs in Grafana Explore using LogQL and verified traces in Jaeger UI.</text:p>
      <text:p text:style-name="HeadingStyle">6. Validation &amp; Results</text:p>
      <text:p text:style-name="ParaStyle">• Prometheus Targets: sample-app target was UP and scraping metrics successfully.</text:p>
      <text:p text:style-name="ParaStyle">• Grafana Metrics: http_requests_total graph increased when endpoints were accessed.</text:p>
      <text:p text:style-name="ParaStyle">• Loki Logs: logs were visible in Grafana Explore from job=sample-app-logs.</text:p>
      <text:p text:style-name="ParaStyle">• Jaeger Tracing: traces were searchable and trace details/timeline were visible in Jaeger UI.</text:p>
      <text:p text:style-name="HeadingStyle">7. Key Queries Used</text:p>
      <text:p text:style-name="ParaStyle">Prometheus (Grafana Panel): http_requests_total</text:p>
      <text:p text:style-name="ParaStyle">Loki (Grafana Explore): {job="sample-app-logs"}</text:p>
      <text:p text:style-name="HeadingStyle">8. Project Demonstration Evidence (Screenshots)</text:p>
      <text:p text:style-name="ParaStyle">• docker compose running in terminal (containers up)</text:p>
      <text:p text:style-name="ParaStyle">• Prometheus Status → Targets showing sample-app = UP</text:p>
      <text:p text:style-name="ParaStyle">• Grafana Prometheus data source connected (Save &amp; Test success)</text:p>
      <text:p text:style-name="ParaStyle">• Grafana Loki data source connected (Save &amp; Test success)</text:p>
      <text:p text:style-name="ParaStyle">• Grafana Dashboard graph (http_requests_total)</text:p>
      <text:p text:style-name="ParaStyle">• Grafana Explore logs from Loki</text:p>
      <text:p text:style-name="ParaStyle">• Jaeger UI trace search + trace details timeline</text:p>
      <text:p text:style-name="HeadingStyle">9. Outcome</text:p>
      <text:p text:style-name="ParaStyle">A complete observability stack was successfully implemented locally. The project demonstrates practical DevOps/SRE skills including monitoring, log aggregation, tracing, dashboard creation, and multi-service orchestration with Docker Compose.</text:p>
      <text:p text:style-name="HeadingStyle">10. Future Enhancements</text:p>
      <text:p text:style-name="ParaStyle">• Add Prometheus alert rules and Grafana alerting.</text:p>
      <text:p text:style-name="ParaStyle">• Add Node Exporter / cAdvisor for host and container metrics.</text:p>
      <text:p text:style-name="ParaStyle">• Add persistent volumes for Prometheus and Loki storage.</text:p>
      <text:p text:style-name="ParaStyle">• Deploy the stack on AWS (EC2/ECS) or Kubernetes for production-like setup.</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leStyle" style:family="paragraph" style:display-name="TitleStyle">
      <style:paragraph-properties fo:text-align="center" fo:margin-bottom="0.15in"/>
      <style:text-properties fo:font-size="16pt" fo:font-weight="bold"/>
    </style:style>
    <style:style style:name="SubStyle" style:family="paragraph" style:display-name="SubStyle">
      <style:paragraph-properties fo:text-align="center" fo:margin-bottom="0.2in"/>
      <style:text-properties fo:font-size="11pt"/>
    </style:style>
    <style:style style:name="HeadingStyle" style:family="paragraph" style:display-name="HeadingStyle">
      <style:paragraph-properties fo:margin-bottom="0.06in" fo:margin-top="0.12in"/>
      <style:text-properties fo:font-size="12pt" fo:font-weight="bold"/>
    </style:style>
    <style:style style:name="ParaStyle" style:family="paragraph" style:display-name="ParaStyle">
      <style:paragraph-properties fo:margin-bottom="0.06in"/>
      <style:text-properties fo:font-size="10.5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